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2615BE02A67.png"/>
  <manifest:file-entry manifest:media-type="image/png" manifest:full-path="Pictures/10000000000002DB00000212A65341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color="#99ccff" draw:fill-gradient-name="Gradient_20_1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8cm" svg:height="11.667cm" svg:x="11.795cm" svg:y="1.635cm">
          <draw:image xlink:href="Pictures/100000000000026D000002615BE02A67.png" xlink:type="simple" xlink:show="embed" xlink:actuate="onLoad">
            <text:p/>
          </draw:image>
        </draw:frame>
        <draw:frame draw:style-name="gr1" draw:text-style-name="P1" draw:layer="layout" svg:width="10.788cm" svg:height="7.62cm" svg:x="1.007cm" svg:y="4.175cm">
          <draw:image xlink:href="Pictures/10000000000002DB00000212A653417A.png" xlink:type="simple" xlink:show="embed" xlink:actuate="onLoad">
            <text:p/>
          </draw:image>
        </draw:frame>
        <draw:custom-shape draw:style-name="gr2" draw:text-style-name="P1" draw:layer="layout" svg:width="0.635cm" svg:height="0.635cm" svg:x="23.225cm" svg:y="9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635cm" svg:height="0.635cm" svg:x="23.225cm" svg:y="5.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635cm" svg:height="5.08cm" svg:x="23.86cm" svg:y="5.1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495cm" svg:y="9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1.905cm" svg:height="3.749cm" svg:x="24.495cm" svg:y="5.195cm">
          <draw:text-box>
            <text:p text:style-name="P2"><text:span text:style-name="T1">Reservoir with slow time constants at the top</text:span></text:p>
            <text:p text:style-name="P2"><text:span text:style-name="T1"/></text:p>
            <text:p text:style-name="P2"><text:span text:style-name="T1">and fast time constants at the bottom</text:span></text:p>
          </draw:text-box>
        </draw:frame>
        <draw:frame draw:style-name="gr5" draw:text-style-name="P2" draw:layer="layout" svg:width="1.905cm" svg:height="0.885cm" svg:x="24.495cm" svg:y="9.64cm">
          <draw:text-box>
            <text:p text:style-name="P2"><text:span text:style-name="T1">Output</text:span></text:p>
          </draw:text-box>
        </draw:frame>
        <draw:frame draw:style-name="gr5" draw:text-style-name="P2" draw:layer="layout" svg:width="1.905cm" svg:height="0.885cm" svg:x="21.955cm" svg:y="5.195cm">
          <draw:text-box>
            <text:p text:style-name="P2"><text:span text:style-name="T1">Slow input</text:span></text:p>
          </draw:text-box>
        </draw:frame>
        <draw:frame draw:style-name="gr5" draw:text-style-name="P2" draw:layer="layout" svg:width="1.905cm" svg:height="0.885cm" svg:x="21.955cm" svg:y="9.64cm">
          <draw:text-box>
            <text:p text:style-name="P2"><text:span text:style-name="T1">Fast in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3-14T11:52:07</meta:creation-date>
    <dc:date>2012-03-14T14:08:59</dc:date>
    <dc:creator>remco </dc:creator>
    <meta:editing-duration>PT2H16M53S</meta:editing-duration>
    <meta:editing-cycles>2</meta:editing-cycles>
    <meta:generator>LibreOffice/3.3$Linux LibreOffice_project/330m19$Build-401</meta:generator>
    <meta:document-statistic meta:object-count="10"/>
  </office:meta>
</office:document-meta>
</file>